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7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6" style:family="table-cell" style:parent-style-name="Default" style:data-style-name="N4">
      <style:text-properties style:font-name="Ubuntu"/>
    </style:style>
    <style:style style:name="ce3" style:family="table-cell" style:parent-style-name="Default" style:data-style-name="N122">
      <style:text-properties style:font-name="Ubuntu"/>
    </style:style>
    <style:style style:name="ce8" style:family="table-cell" style:parent-style-name="Default" style:data-style-name="N122">
      <style:text-properties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9" table:default-cell-style-name="ce2"/>
        <table:table-column table:style-name="co1" table:number-columns-repeated="42" table:default-cell-style-name="ce2"/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float" office:value="9.75" calcext:value-type="float">
            <text:p>9.75</text:p>
          </table:table-cell>
          <table:table-cell table:style-name="ce1" office:value-type="string" calcext:value-type="string">
            <text:p>cm</text:p>
          </table:table-cell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del0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string" calcext:value-type="string">
            <text:p>c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3" office:value-type="float" office:value="1.08953673902451" calcext:value-type="float">
            <text:p>1.089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K0</text:p>
          </table:table-cell>
          <table:table-cell table:style-name="ce8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8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ce8" office:value-type="string" calcext:value-type="string">
            <text:p>K5</text:p>
          </table:table-cell>
          <table:table-cell table:style-name="ce1" office:value-type="string" calcext:value-type="string">
            <text:p>K6</text:p>
          </table:table-cell>
          <table:table-cell table:style-name="ce8" office:value-type="string" calcext:value-type="string">
            <text:p>K7</text:p>
          </table:table-cell>
          <table:table-cell table:style-name="ce1" office:value-type="string" calcext:value-type="string">
            <text:p>K8</text:p>
          </table:table-cell>
          <table:table-cell table:style-name="ce8" office:value-type="string" calcext:value-type="string">
            <text:p>K9</text:p>
          </table:table-cell>
          <table:table-cell table:style-name="ce1" office:value-type="string" calcext:value-type="string">
            <text:p>K10</text:p>
          </table:table-cell>
          <table:table-cell table:style-name="ce8" office:value-type="string" calcext:value-type="string">
            <text:p>K11</text:p>
          </table:table-cell>
          <table:table-cell table:style-name="ce1" office:value-type="string" calcext:value-type="string">
            <text:p>K12</text:p>
          </table:table-cell>
          <table:table-cell table:style-name="ce8" office:value-type="string" calcext:value-type="string">
            <text:p>K13</text:p>
          </table:table-cell>
          <table:table-cell table:style-name="ce1" office:value-type="string" calcext:value-type="string">
            <text:p>K14</text:p>
          </table:table-cell>
          <table:table-cell table:style-name="ce8" office:value-type="string" calcext:value-type="string">
            <text:p>K15</text:p>
          </table:table-cell>
          <table:table-cell table:style-name="ce1" office:value-type="string" calcext:value-type="string">
            <text:p>K16</text:p>
          </table:table-cell>
          <table:table-cell table:style-name="ce8" office:value-type="string" calcext:value-type="string">
            <text:p>K17</text:p>
          </table:table-cell>
          <table:table-cell table:style-name="ce1" office:value-type="string" calcext:value-type="string">
            <text:p>K18</text:p>
          </table:table-cell>
          <table:table-cell table:style-name="ce8" office:value-type="string" calcext:value-type="string">
            <text:p>K19</text:p>
          </table:table-cell>
          <table:table-cell table:style-name="ce8" office:value-type="string" calcext:value-type="string">
            <text:p>K20</text:p>
          </table:table-cell>
          <table:table-cell table:style-name="ce8" office:value-type="string" calcext:value-type="string">
            <text:p>K21</text:p>
          </table:table-cell>
          <table:table-cell table:style-name="ce8" office:value-type="string" calcext:value-type="string">
            <text:p>K22</text:p>
          </table:table-cell>
          <table:table-cell table:style-name="ce8" office:value-type="string" calcext:value-type="string">
            <text:p>K23</text:p>
          </table:table-cell>
          <table:table-cell table:style-name="ce8" office:value-type="string" calcext:value-type="string">
            <text:p>K24</text:p>
          </table:table-cell>
          <table:table-cell table:style-name="ce8" office:value-type="string" calcext:value-type="string">
            <text:p>K25</text:p>
          </table:table-cell>
          <table:table-cell table:style-name="ce8" office:value-type="string" calcext:value-type="string">
            <text:p>K26</text:p>
          </table:table-cell>
          <table:table-cell table:style-name="ce8" office:value-type="string" calcext:value-type="string">
            <text:p>K27</text:p>
          </table:table-cell>
          <table:table-cell table:style-name="ce8" office:value-type="string" calcext:value-type="string">
            <text:p>K28</text:p>
          </table:table-cell>
          <table:table-cell table:style-name="ce8" office:value-type="string" calcext:value-type="string">
            <text:p>K29</text:p>
          </table:table-cell>
          <table:table-cell table:style-name="ce8" office:value-type="string" calcext:value-type="string">
            <text:p>K30</text:p>
          </table:table-cell>
          <table:table-cell table:style-name="ce8" office:value-type="string" calcext:value-type="string">
            <text:p>K31</text:p>
          </table:table-cell>
          <table:table-cell table:style-name="ce8" office:value-type="string" calcext:value-type="string">
            <text:p>K32</text:p>
          </table:table-cell>
          <table:table-cell table:style-name="ce8" office:value-type="string" calcext:value-type="string">
            <text:p>K33</text:p>
          </table:table-cell>
          <table:table-cell table:number-columns-repeated="29"/>
        </table:table-row>
        <table:table-row table:style-name="ro1">
          <table:table-cell/>
          <table:table-cell table:style-name="ce6" office:value-type="float" office:value="0" calcext:value-type="float">
            <text:p>0.00</text:p>
          </table:table-cell>
          <table:table-cell table:style-name="ce6" table:formula="of:=[.B7]+1" office:value-type="float" office:value="1" calcext:value-type="float">
            <text:p>1.00</text:p>
          </table:table-cell>
          <table:table-cell table:style-name="ce6" table:formula="of:=[.C7]+1" office:value-type="float" office:value="2" calcext:value-type="float">
            <text:p>2.00</text:p>
          </table:table-cell>
          <table:table-cell table:style-name="ce6" table:formula="of:=[.D7]+1" office:value-type="float" office:value="3" calcext:value-type="float">
            <text:p>3.00</text:p>
          </table:table-cell>
          <table:table-cell table:style-name="ce6" table:formula="of:=[.E7]+1" office:value-type="float" office:value="4" calcext:value-type="float">
            <text:p>4.00</text:p>
          </table:table-cell>
          <table:table-cell table:style-name="ce6" table:formula="of:=[.F7]+1" office:value-type="float" office:value="5" calcext:value-type="float">
            <text:p>5.00</text:p>
          </table:table-cell>
          <table:table-cell table:style-name="ce6" table:formula="of:=[.G7]+1" office:value-type="float" office:value="6" calcext:value-type="float">
            <text:p>6.00</text:p>
          </table:table-cell>
          <table:table-cell table:style-name="ce6" table:formula="of:=[.H7]+1" office:value-type="float" office:value="7" calcext:value-type="float">
            <text:p>7.00</text:p>
          </table:table-cell>
          <table:table-cell table:style-name="ce6" table:formula="of:=[.I7]+1" office:value-type="float" office:value="8" calcext:value-type="float">
            <text:p>8.00</text:p>
          </table:table-cell>
          <table:table-cell table:style-name="ce6" table:formula="of:=[.J7]+1" office:value-type="float" office:value="9" calcext:value-type="float">
            <text:p>9.00</text:p>
          </table:table-cell>
          <table:table-cell table:style-name="ce6" table:formula="of:=[.K7]+1" office:value-type="float" office:value="10" calcext:value-type="float">
            <text:p>10.00</text:p>
          </table:table-cell>
          <table:table-cell table:style-name="ce6" table:formula="of:=[.L7]+1" office:value-type="float" office:value="11" calcext:value-type="float">
            <text:p>11.00</text:p>
          </table:table-cell>
          <table:table-cell table:style-name="ce6" table:formula="of:=[.M7]+1" office:value-type="float" office:value="12" calcext:value-type="float">
            <text:p>12.00</text:p>
          </table:table-cell>
          <table:table-cell table:style-name="ce6" table:formula="of:=[.N7]+1" office:value-type="float" office:value="13" calcext:value-type="float">
            <text:p>13.00</text:p>
          </table:table-cell>
          <table:table-cell table:style-name="ce6" table:formula="of:=[.O7]+1" office:value-type="float" office:value="14" calcext:value-type="float">
            <text:p>14.00</text:p>
          </table:table-cell>
          <table:table-cell table:style-name="ce6" table:formula="of:=[.P7]+1" office:value-type="float" office:value="15" calcext:value-type="float">
            <text:p>15.00</text:p>
          </table:table-cell>
          <table:table-cell table:style-name="ce6" table:formula="of:=[.Q7]+1" office:value-type="float" office:value="16" calcext:value-type="float">
            <text:p>16.00</text:p>
          </table:table-cell>
          <table:table-cell table:style-name="ce6" table:formula="of:=[.R7]+1" office:value-type="float" office:value="17" calcext:value-type="float">
            <text:p>17.00</text:p>
          </table:table-cell>
          <table:table-cell table:style-name="ce6" table:formula="of:=[.S7]+1" office:value-type="float" office:value="18" calcext:value-type="float">
            <text:p>18.00</text:p>
          </table:table-cell>
          <table:table-cell table:style-name="ce6" table:formula="of:=[.T7]+1" office:value-type="float" office:value="19" calcext:value-type="float">
            <text:p>19.00</text:p>
          </table:table-cell>
          <table:table-cell table:style-name="ce6" table:formula="of:=[.U7]+1" office:value-type="float" office:value="20" calcext:value-type="float">
            <text:p>20.00</text:p>
          </table:table-cell>
          <table:table-cell table:style-name="ce6" table:formula="of:=[.V7]+1" office:value-type="float" office:value="21" calcext:value-type="float">
            <text:p>21.00</text:p>
          </table:table-cell>
          <table:table-cell table:style-name="ce6" table:formula="of:=[.W7]+1" office:value-type="float" office:value="22" calcext:value-type="float">
            <text:p>22.00</text:p>
          </table:table-cell>
          <table:table-cell table:style-name="ce6" table:formula="of:=[.X7]+1" office:value-type="float" office:value="23" calcext:value-type="float">
            <text:p>23.00</text:p>
          </table:table-cell>
          <table:table-cell table:style-name="ce6" table:formula="of:=[.Y7]+1" office:value-type="float" office:value="24" calcext:value-type="float">
            <text:p>24.00</text:p>
          </table:table-cell>
          <table:table-cell table:style-name="ce6" table:formula="of:=[.Z7]+1" office:value-type="float" office:value="25" calcext:value-type="float">
            <text:p>25.00</text:p>
          </table:table-cell>
          <table:table-cell table:style-name="ce6" table:formula="of:=[.AA7]+1" office:value-type="float" office:value="26" calcext:value-type="float">
            <text:p>26.00</text:p>
          </table:table-cell>
          <table:table-cell table:style-name="ce6" table:formula="of:=[.AB7]+1" office:value-type="float" office:value="27" calcext:value-type="float">
            <text:p>27.00</text:p>
          </table:table-cell>
          <table:table-cell table:style-name="ce6" table:formula="of:=[.AC7]+1" office:value-type="float" office:value="28" calcext:value-type="float">
            <text:p>28.00</text:p>
          </table:table-cell>
          <table:table-cell table:style-name="ce6" table:formula="of:=[.AD7]+1" office:value-type="float" office:value="29" calcext:value-type="float">
            <text:p>29.00</text:p>
          </table:table-cell>
          <table:table-cell table:style-name="ce6" table:formula="of:=[.AE7]+1" office:value-type="float" office:value="30" calcext:value-type="float">
            <text:p>30.00</text:p>
          </table:table-cell>
          <table:table-cell table:style-name="ce6" table:formula="of:=[.AF7]+1" office:value-type="float" office:value="31" calcext:value-type="float">
            <text:p>31.00</text:p>
          </table:table-cell>
          <table:table-cell table:style-name="ce6" table:formula="of:=[.AG7]+1" office:value-type="float" office:value="32" calcext:value-type="float">
            <text:p>32.00</text:p>
          </table:table-cell>
          <table:table-cell table:style-name="ce6" table:formula="of:=[.AH7]+1" office:value-type="float" office:value="33" calcext:value-type="float">
            <text:p>33.00</text:p>
          </table:table-cell>
          <table:table-cell table:number-columns-repeated="29"/>
        </table:table-row>
        <table:table-row table:style-name="ro1">
          <table:table-cell/>
          <table:table-cell table:formula="of:=[.$C$4]^[.B7]" office:value-type="float" office:value="1" calcext:value-type="float">
            <text:p>1</text:p>
          </table:table-cell>
          <table:table-cell table:formula="of:=[.$C$4]^[.C7]" office:value-type="float" office:value="1.08953673902451" calcext:value-type="float">
            <text:p>1.08953673902451</text:p>
          </table:table-cell>
          <table:table-cell table:formula="of:=[.$C$4]^[.D7]" office:value-type="float" office:value="1.18709030568417" calcext:value-type="float">
            <text:p>1.18709030568417</text:p>
          </table:table-cell>
          <table:table-cell table:formula="of:=[.$C$4]^[.E7]" office:value-type="float" office:value="1.29337850058274" calcext:value-type="float">
            <text:p>1.29337850058274</text:p>
          </table:table-cell>
          <table:table-cell table:formula="of:=[.$C$4]^[.F7]" office:value-type="float" office:value="1.40918339384933" calcext:value-type="float">
            <text:p>1.40918339384933</text:p>
          </table:table-cell>
          <table:table-cell table:formula="of:=[.$C$4]^[.G7]" office:value-type="float" office:value="1.5353570796221" calcext:value-type="float">
            <text:p>1.5353570796221</text:p>
          </table:table-cell>
          <table:table-cell table:formula="of:=[.$C$4]^[.H7]" office:value-type="float" office:value="1.67282794576966" calcext:value-type="float">
            <text:p>1.67282794576966</text:p>
          </table:table-cell>
          <table:table-cell table:formula="of:=[.$C$4]^[.I7]" office:value-type="float" office:value="1.82260750498295" calcext:value-type="float">
            <text:p>1.82260750498295</text:p>
          </table:table-cell>
          <table:table-cell table:formula="of:=[.$C$4]^[.J7]" office:value-type="float" office:value="1.98579783750073" calcext:value-type="float">
            <text:p>1.98579783750073</text:p>
          </table:table-cell>
          <table:table-cell table:formula="of:=[.$C$4]^[.K7]" office:value-type="float" office:value="2.16359970023247" calcext:value-type="float">
            <text:p>2.16359970023247</text:p>
          </table:table-cell>
          <table:table-cell table:formula="of:=[.$C$4]^[.L7]" office:value-type="float" office:value="2.3573213619457" calcext:value-type="float">
            <text:p>2.3573213619457</text:p>
          </table:table-cell>
          <table:table-cell table:formula="of:=[.$C$4]^[.M7]" office:value-type="float" office:value="2.56838822952714" calcext:value-type="float">
            <text:p>2.56838822952714</text:p>
          </table:table-cell>
          <table:table-cell table:formula="of:=[.$C$4]^[.N7]" office:value-type="float" office:value="2.79835333614795" calcext:value-type="float">
            <text:p>2.79835333614795</text:p>
          </table:table-cell>
          <table:table-cell table:formula="of:=[.$C$4]^[.O7]" office:value-type="float" office:value="3.048908768505" calcext:value-type="float">
            <text:p>3.048908768505</text:p>
          </table:table-cell>
          <table:table-cell table:formula="of:=[.$C$4]^[.P7]" office:value-type="float" office:value="3.32189811722018" calcext:value-type="float">
            <text:p>3.32189811722018</text:p>
          </table:table-cell>
          <table:table-cell table:formula="of:=[.$C$4]^[.Q7]" office:value-type="float" office:value="3.61933004200774" calcext:value-type="float">
            <text:p>3.61933004200774</text:p>
          </table:table-cell>
          <table:table-cell table:formula="of:=[.$C$4]^[.R7]" office:value-type="float" office:value="3.94339305142257" calcext:value-type="float">
            <text:p>3.94339305142257</text:p>
          </table:table-cell>
          <table:table-cell table:formula="of:=[.$C$4]^[.S7]" office:value-type="float" office:value="4.29647160593887" calcext:value-type="float">
            <text:p>4.29647160593887</text:p>
          </table:table-cell>
          <table:table-cell table:formula="of:=[.$C$4]^[.T7]" office:value-type="float" office:value="4.68116366284605" calcext:value-type="float">
            <text:p>4.68116366284605</text:p>
          </table:table-cell>
          <table:table-cell table:formula="of:=[.$C$4]^[.U7]" office:value-type="float" office:value="5.10029979205732" calcext:value-type="float">
            <text:p>5.10029979205732</text:p>
          </table:table-cell>
          <table:table-cell table:formula="of:=[.$C$4]^[.V7]" office:value-type="float" office:value="5.55696400348554" calcext:value-type="float">
            <text:p>5.55696400348554</text:p>
          </table:table-cell>
          <table:table-cell table:formula="of:=[.$C$4]^[.W7]" office:value-type="float" office:value="6.05451643923423" calcext:value-type="float">
            <text:p>6.05451643923423</text:p>
          </table:table-cell>
          <table:table-cell table:formula="of:=[.$C$4]^[.X7]" office:value-type="float" office:value="6.59661809757357" calcext:value-type="float">
            <text:p>6.59661809757357</text:p>
          </table:table-cell>
          <table:table-cell table:formula="of:=[.$C$4]^[.Y7]" office:value-type="float" office:value="7.18725777062039" calcext:value-type="float">
            <text:p>7.18725777062039</text:p>
          </table:table-cell>
          <table:table-cell table:formula="of:=[.$C$4]^[.Z7]" office:value-type="float" office:value="7.83078139393033" calcext:value-type="float">
            <text:p>7.83078139393033</text:p>
          </table:table-cell>
          <table:table-cell table:formula="of:=[.$C$4]^[.AA7]" office:value-type="float" office:value="8.53192402395668" calcext:value-type="float">
            <text:p>8.53192402395668</text:p>
          </table:table-cell>
          <table:table-cell table:formula="of:=[.$C$4]^[.AB7]" office:value-type="float" office:value="9.29584467866666" calcext:value-type="float">
            <text:p>9.29584467866666</text:p>
          </table:table-cell>
          <table:table-cell table:formula="of:=[.$C$4]^[.AC7]" office:value-type="float" office:value="10.1281642976728" calcext:value-type="float">
            <text:p>10.1281642976728</text:p>
          </table:table-cell>
          <table:table-cell table:formula="of:=[.$C$4]^[.AD7]" office:value-type="float" office:value="11.035007101191" calcext:value-type="float">
            <text:p>11.035007101191</text:p>
          </table:table-cell>
          <table:table-cell table:formula="of:=[.$C$4]^[.AE7]" office:value-type="float" office:value="12.0230456521439" calcext:value-type="float">
            <text:p>12.0230456521439</text:p>
          </table:table-cell>
          <table:table-cell table:formula="of:=[.$C$4]^[.AF7]" office:value-type="float" office:value="13.0995499529798" calcext:value-type="float">
            <text:p>13.0995499529798</text:p>
          </table:table-cell>
          <table:table-cell table:formula="of:=[.$C$4]^[.AG7]" office:value-type="float" office:value="14.2724409384583" calcext:value-type="float">
            <text:p>14.2724409384583</text:p>
          </table:table-cell>
          <table:table-cell table:formula="of:=[.$C$4]^[.AH7]" office:value-type="float" office:value="15.5503487580078" calcext:value-type="float">
            <text:p>15.5503487580078</text:p>
          </table:table-cell>
          <table:table-cell table:formula="of:=[.$C$4]^[.AI7]" office:value-type="float" office:value="16.9426762764937" calcext:value-type="float">
            <text:p>16.942676276493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UMK</text:p>
          </table:table-cell>
          <table:table-cell table:style-name="ce6" table:formula="of:=SUM([.B8:.AI8])" office:value-type="float" office:value="195.000046359282" calcext:value-type="float">
            <text:p>195.0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el0 </text:p>
          </table:table-cell>
          <table:table-cell table:style-name="ce3" table:formula="of:=[.C2]/[.C10]" office:value-type="float" office:value="0.0499999881130075" calcext:value-type="float">
            <text:p>0.0500</text:p>
          </table:table-cell>
          <table:table-cell table:number-columns-repeated="61"/>
        </table:table-row>
        <table:table-row table:style-name="ro1" table:number-rows-repeated="26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1:01:44.493640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0:12:28.657380274</meta:creation-date>
    <dc:title>UbuntuFont</dc:title>
    <meta:editing-duration>PT2M33S</meta:editing-duration>
    <meta:editing-cycles>3</meta:editing-cycles>
    <meta:generator>LibreOffice/6.4.6.2$Linux_X86_64 LibreOffice_project/40$Build-2</meta:generator>
    <meta:initial-creator>Edwin Saavedra C</meta:initial-creator>
    <dc:date>2021-02-27T11:02:14.063871947</dc:date>
    <dc:creator>Edwin Saavedra C</dc:creator>
    <meta:document-statistic meta:table-count="1" meta:cell-count="114" meta:object-count="0"/>
    <meta:template xlink:type="simple" xlink:actuate="onRequest" xlink:title="UbuntuFont" xlink:href="../../../../../Templates/UbuntuFont1.ots" meta:date="2021-02-27T10:12:27.732818454"/>
  </office:meta>
</office:document-meta>
</file>